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margin-top="2.117cm" fo:margin-bottom="1.27cm" style:page-number="1"/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4_2" style:family="text" style:parent-style-name="Normal">
      <style:text-properties style:text-position="super 58%" fo:color="#000000" style:font-name="TimesNewRomanPSMT" fo:font-size="12pt" style:font-size-asian="12pt" style:font-size-complex="12pt" fo:font-weight="normal" style:font-weight-asian="normal"/>
    </style:style>
    <style:style style:name="P5" style:family="paragraph" style:parent-style-name="Normal"/>
    <style:style style:name="T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" style:family="paragraph" style:parent-style-name="Normal"/>
    <style:style style:name="T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3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_1" style:family="text">
      <style:text-properties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T15_2" style:family="text">
      <style:text-properties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1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Introduction_Extermination_Thr"/><text:span text:style-name="T1_1">Introduction</text:span><text:bookmark-end text:name="Introduction_Extermination_Thr"/><text:span text:style-name="T1_2">:<text:s/>Extermination<text:s/>Through<text:s/>Labor</text:span></text:p>
      <text:p text:style-name="P2"><text:bookmark-start text:name="Quick_intro_to_PW_and_camps"/><text:span text:style-name="T2_1">Sitting</text:span><text:bookmark-end text:name="Quick_intro_to_PW_and_camps"/><text:span text:style-name="T2_2"><text:s/>atop<text:s/>the<text:s/>Wittekindsberg<text:s/>hill<text:s/>in<text:s/>Porta<text:s/>Westfalica,<text:s/>Germany,<text:s/>is<text:s/>a<text:s/>massive<text:s/>monument<text:s/>to<text:s/>an<text:s/>equally<text:s/>massive<text:s/>historical<text:s/>figure<text:s/>of<text:s/>nineteenth-century<text:s/>Germany.<text:s/>From<text:s/>1892-1896,<text:s/>citizens<text:s/>built<text:s/>a<text:s/>large<text:s/>bronze<text:s/>statue<text:s/>of<text:s/>William<text:s/>Frederick<text:s/>Louis<text:s/>King<text:s/>of<text:s/>Prussia,<text:s/>to<text:s/>commemorate<text:s/>their<text:s/>first<text:s/>emperor.<text:s/>The<text:s/>statue<text:s/>stands<text:s/>within<text:s/>a<text:s/>gazebo<text:s/>made<text:s/>from<text:s/>sandstone<text:s/>taken<text:s/>from<text:s/>the<text:s/>hill<text:s/>upon<text:s/>which<text:s/>it<text:s/>rests.<text:s/>For<text:s/>some<text:s/>citizens,<text:s/>this<text:s/>monument<text:s/>reminds<text:s/>them<text:s/>of<text:s/>Germany’s<text:s/>first<text:s/>political<text:s/>unification;<text:s/>but<text:s/>remnants<text:s/>of<text:s/>a<text:s/>more<text:s/>recent,<text:s/>and<text:s/>divisive<text:s/>German<text:s/>past<text:s/>lay<text:s/>all<text:s/>but<text:s/>forgotten<text:s/>under<text:s/>the<text:s/>monument.</text:span></text:p>
      <text:p text:style-name="P3"><text:span text:style-name="T3_1">Mining<text:s/>during<text:s/>the<text:s/>nineteenth<text:s/>century<text:s/>left<text:s/>large,<text:s/>open<text:s/>mines<text:s/>in<text:s/>the<text:s/>Wittekindsberg<text:s/>and<text:s/>Jakobsberg<text:s/>hills,<text:s/>situated<text:s/>on<text:s/>opposite<text:s/>banks<text:s/>of<text:s/>the<text:s/>Weser<text:s/>River<text:s/>from<text:s/>one<text:s/>another.<text:s/>Unused<text:s/>throughout<text:s/>the<text:s/>early<text:s/>twentieth<text:s/>century,<text:s/>the<text:s/>mines<text:s/>found<text:s/>use<text:s/>again<text:s/>in<text:s/>the<text:s/>final<text:s/>years<text:s/>of<text:s/>World<text:s/>War<text:s/>II.<text:s/>Beginning<text:s/>in<text:s/>1942,<text:s/>the<text:s/>German<text:s/>government<text:s/>made<text:s/>concerted<text:s/>efforts<text:s/>to<text:s/>protect<text:s/>the<text:s/>increasingly<text:s/>targeted<text:s/>aircraft<text:s/>industry,<text:s/>and<text:s/>later<text:s/>oil<text:s/>and<text:s/>fuel<text:s/>refineries,<text:s/>by<text:s/>relocating<text:s/>factories<text:s/>to<text:s/>physically<text:s/>separate<text:s/>locations,<text:s/>and<text:s/>in<text:s/>some<text:s/>cases<text:s/>into<text:s/>underground<text:s/>spaces.<text:s/>Inmates<text:s/>from<text:s/>nearby<text:s/>concentration<text:s/>camps<text:s/>supplied<text:s/>the<text:s/>labor<text:s/>to<text:s/>convert<text:s/>existing<text:s/>mines<text:s/>into<text:s/>factories<text:s/>or<text:s/>carve<text:s/>new<text:s/>workspaces<text:s/>from<text:s/>stone.<text:s/>SS<text:s/>engineers<text:s/>selected<text:s/>the<text:s/>unused<text:s/>mines<text:s/>in<text:s/>Porta<text:s/>Westfalica’s<text:s/>hills<text:s/>for<text:s/>three<text:s/>large<text:s/>underground<text:s/>factory<text:s/>spaces,<text:s/>and<text:s/>supplied<text:s/>the<text:s/>labor<text:s/>force<text:s/>primarily<text:s/>with<text:s/>inmates<text:s/>from<text:s/>the<text:s/>Neuengamme<text:s/>Concentration<text:s/>Camp<text:s/>near<text:s/>Hamburg.<text:s/>Germans<text:s/>discarded<text:s/>the<text:s/>stone<text:s/>once<text:s/>used<text:s/>to<text:s/>commemorate<text:s/>and<text:s/>memorialize<text:s/>the<text:s/>unification<text:s/>of<text:s/>fragmented<text:s/>German<text:s/>kingdoms<text:s/>in<text:s/>favor<text:s/>of<text:s/>the<text:s/>underground<text:s/>space;<text:s/>just<text:s/>as<text:s/>they<text:s/>discarded<text:s/>the<text:s/>lives<text:s/>and<text:s/>humanity<text:s/>of<text:s/>concentration<text:s/>camp<text:s/>inmates<text:s/>for<text:s/>their<text:s/>labor.</text:span></text:p>
      <text:p text:style-name="P4"><text:span text:style-name="T4_1">The<text:s/>prevailing<text:s/>assumption<text:s/>of<text:s/>historians<text:s/>of<text:s/>the<text:s/>Holocaust<text:s/>and<text:s/>the<text:s/>SS<text:s/>use<text:s/>of<text:s/>forced<text:s/>labor<text:s/>state<text:s/>that<text:s/>forced<text:s/>labor<text:s/>camps<text:s/>allowed<text:s/>the<text:s/>SS<text:s/>to<text:s/>compromise<text:s/>between<text:s/>the<text:s/>conflicting<text:s/>goals<text:s/>of<text:s/>ideology<text:s/>and<text:s/>economic<text:s/>productivity.</text:span><text:span text:style-name="T4_2"><text:note text:note-class="footnote"><text:note-citation/><text:note-body><text:p text:style-name="P5"><text:span text:style-name="T5_1"><text:s/></text:span><text:span text:style-name="T5_2">See<text:s/>{<text:s/>|<text:s/>Allen,<text:s/>2002<text:s/>|<text:s/>|<text:s/>|zu:312:DVWW3STE},@<text:s/>{<text:s/>|<text:s/>Buggeln,<text:s/>&amp;<text:s/>Cohen,<text:s/>2015<text:s/>|<text:s/>|<text:s/>|zu:312:IX4ZG4IW},@<text:s/>{<text:s/>|<text:s/>Caplan,<text:s/>et<text:s/>al.,<text:s/>2010<text:s/>|<text:s/>|<text:s/>|zu:312:8E84CKBG},@<text:s/>{<text:s/>|<text:s/>Center<text:s/>for<text:s/>Advanced<text:s/>Holocaust<text:s/>Studies,<text:s/>2004<text:s/>|<text:s/>|<text:s/>|zu:312:TSNRMNQX},@<text:s/>{<text:s/>|<text:s/>Georg,<text:s/>1963<text:s/>|<text:s/>|<text:s/>|zu:312:GD36X4AS},@<text:s/>{<text:s/>|<text:s/>Gruner,<text:s/>&amp;<text:s/>Dell’Orto,<text:s/>2006<text:s/>|<text:s/>|<text:s/>|zu:312:K8KATHAN},@<text:s/>{<text:s/>|<text:s/>Herbert,<text:s/>2001<text:s/>|<text:s/>|<text:s/>|zu:312:NX3XF3Z3},@<text:s/>{<text:s/>|<text:s/>Jaskot,<text:s/>2000<text:s/>|<text:s/>|<text:s/>|zu:312:SS2XWXNE},@<text:s/>{<text:s/>|<text:s/>Spoerer,<text:s/>2001<text:s/>|<text:s/>|<text:s/>|zu:312:3NENPKGF},@<text:s/>{<text:s/>|<text:s/>Wachsmann,<text:s/>2015<text:s/>|<text:s/>|<text:s/>|zu:312:8CMWJHI4}</text:span></text:p></text:note-body></text:note></text:span><text:span text:style-name="T5_3"><text:s/>On<text:s/>one<text:s/>hand<text:s/>concentration<text:s/>camps<text:s/>served<text:s/>the<text:s/>goal<text:s/>of<text:s/>the<text:s/>Final<text:s/>Solution,<text:s/>genocide<text:s/>of<text:s/>European<text:s/>Jewry<text:s/>and<text:s/>other<text:s/>undesirables,<text:s/>and<text:s/>on<text:s/>the<text:s/>other,<text:s/>the<text:s/>inmates<text:s/>provided<text:s/>a<text:s/>labor<text:s/>force<text:s/>that<text:s/>the<text:s/>SS<text:s/>needed<text:s/>in<text:s/>order<text:s/>to<text:s/>achieve<text:s/>Himmler’s<text:s/>goal<text:s/>of<text:s/>German<text:s/>economic<text:s/>control.<text:s/>Some<text:s/>historians<text:s/>argue<text:s/>that<text:s/>“</text:span><text:span text:style-name="T5_4">Vernichtung<text:s/>durch<text:s/>Arbeit</text:span><text:span text:style-name="T5_5">”<text:s/>(annihilation<text:s/>through<text:s/>work)<text:s/>was<text:s/>the<text:s/>SS<text:s/>solution<text:s/>to<text:s/>both<text:s/>goals.<text:s/>The<text:s/>term<text:s/>itself<text:s/>implies<text:s/>that<text:s/>the<text:s/>underlying<text:s/>goal<text:s/>was<text:s/>to<text:s/>exterminate<text:s/>the<text:s/>laborers<text:s/>and<text:s/>that<text:s/>work<text:s/>was<text:s/>the<text:s/>means<text:s/>for<text:s/>accomplishing<text:s/>the<text:s/>goal.<text:s/>In<text:s/>this<text:s/>line<text:s/>of<text:s/>thinking,<text:s/>lethal<text:s/>labor<text:s/>and<text:s/>gas<text:s/>chambers<text:s/>were<text:s/>equivalent.<text:s/>Under<text:s/>this<text:s/>definition,<text:s/>these<text:s/>historians<text:s/>argue<text:s/>that<text:s/>the<text:s/>fundamental<text:s/>design<text:s/>behind<text:s/>all<text:s/>SS<text:s/>decisions<text:s/>was<text:s/>to<text:s/>kill<text:s/>all<text:s/>inmates<text:s/>while<text:s/>gaining<text:s/>economic<text:s/>influence<text:s/>and<text:s/>increasing<text:s/>productivity<text:s/>before<text:s/>termination.<text:s/></text:span></text:p>
      <text:p text:style-name="P6"><text:span text:style-name="T6_1">Others<text:s/>argue<text:s/>that<text:s/>the<text:s/>labor<text:s/>camps<text:s/>were<text:s/>selective<text:s/>in<text:s/>their<text:s/>application<text:s/>of<text:s/>working<text:s/>inmates<text:s/>to<text:s/>death.<text:s/>For<text:s/>example,<text:s/>Marc<text:s/>Buggeln<text:s/>points<text:s/>to<text:s/>the<text:s/>fact<text:s/>that<text:s/>while<text:s/>some<text:s/>Nazi<text:s/>leaders<text:s/>used<text:s/>the<text:s/>term<text:s/>“Vernichtung<text:s/>durch<text:s/>Arbeit”<text:s/>as<text:s/>early<text:s/>as<text:s/>1942<text:s/>in<text:s/>discussions<text:s/>about<text:s/>transferring<text:s/>inmates<text:s/>from<text:s/>prison<text:s/>systems<text:s/>to<text:s/>the<text:s/>SS<text:s/>concentration<text:s/>camp<text:s/>system,<text:s/>the<text:s/>phrase<text:s/>is<text:s/>not<text:s/>used<text:s/>in<text:s/>internal<text:s/>SS<text:s/>correspondence.</text:span><text:span text:style-name="T6_2"><text:note text:note-class="footnote"><text:note-citation/><text:note-body><text:p text:style-name="P7"><text:span text:style-name="T7_1"><text:s/></text:span><text:span text:style-name="T7_2">{<text:s/>|<text:s/>Buggeln,<text:s/>&amp;<text:s/>Cohen,<text:s/>2015<text:s/>|<text:s/>p.<text:s/>63<text:s/>|<text:s/>|zu:312:IX4ZG4IW}</text:span></text:p></text:note-body></text:note></text:span><text:span text:style-name="T7_3"><text:s/></text:span><text:bookmark-start text:name="Research_Question"/><text:span text:style-name="T7_4">Buggeln</text:span><text:bookmark-end text:name="Research_Question"/><text:span text:style-name="T7_5"><text:s/>further<text:s/>points<text:s/>to<text:s/>SS<text:s/>policy<text:s/>and<text:s/>the<text:s/>mortality<text:s/>rate<text:s/>of<text:s/>prisoners<text:s/>during<text:s/>certain<text:s/>years<text:s/>to<text:s/>show<text:s/>that<text:s/>the<text:s/>SS<text:s/>intended<text:s/>keep<text:s/>most<text:s/>prisoners<text:s/>alive<text:s/>and<text:s/>usable<text:s/>for<text:s/>their<text:s/>productivity,<text:s/>and<text:s/>only<text:s/>intended<text:s/>extermination<text:s/>of<text:s/>the<text:s/>Jewish,<text:s/>Sinti<text:s/>and<text:s/>Roma<text:s/>inmates<text:s/>in<text:s/>the<text:s/>labor<text:s/>camps.<text:s/>Jens-Christian<text:s/>Wagner,<text:s/>historian<text:s/>and<text:s/>director<text:s/>of<text:s/>the<text:s/>Mittelbau-Dora<text:s/>Memorial,<text:s/>shows<text:s/>that<text:s/>not<text:s/>all<text:s/>inmates<text:s/>died<text:s/>working<text:s/>in<text:s/>the<text:s/>mines<text:s/>and<text:s/>factories<text:s/>producing<text:s/>V1<text:s/>and<text:s/>V2<text:s/>weapons.</text:span></text:p>
      <text:p text:style-name="P8"><text:span text:style-name="T8_1">The<text:s/>prime<text:s/>question<text:s/>driving<text:s/>this<text:s/>dissertation<text:s/>is<text:s/>to<text:s/>discern<text:s/>how<text:s/>Porta<text:s/>Westfalica,<text:s/>as<text:s/>a<text:s/>case<text:s/>study,<text:s/>helps<text:s/>us<text:s/>understand<text:s/>how<text:s/>the<text:s/>SS<text:s/>treated<text:s/>inmates<text:s/>in<text:s/>regards<text:s/>to<text:s/>ideology<text:s/>and<text:s/>economic<text:s/>concerns.<text:s/>Do<text:s/>the<text:s/>camps<text:s/>at<text:s/>Porta<text:s/>Westfalica<text:s/>show<text:s/>that<text:s/>the<text:s/>SS<text:s/>were<text:s/>willing<text:s/>to<text:s/>work<text:s/>all<text:s/>inmates<text:s/>to<text:s/>death,<text:s/>or<text:s/>was<text:s/>the<text:s/>SS<text:s/>more<text:s/>selective<text:s/>in<text:s/>who<text:s/>they<text:s/>sentenced<text:s/>to<text:s/>termination<text:s/>through<text:s/>toiling<text:s/>in<text:s/>the<text:s/>tunnels?<text:s/>Do<text:s/>the<text:s/>experiences<text:s/>of<text:s/>the<text:s/>inmates<text:s/>show<text:s/>that<text:s/>work<text:s/>was<text:s/>their<text:s/>path<text:s/>towards<text:s/>extermination,<text:s/>or<text:s/>was<text:s/>death<text:s/>merely<text:s/>a<text:s/>by-product<text:s/>of<text:s/>labor<text:s/>and<text:s/>malnutrition<text:s/>and<text:s/>unsanitary<text:s/>camp<text:s/>conditions?<text:s/>Porta<text:s/>Westfalica<text:s/>provides<text:s/>a<text:s/>unique<text:s/>look<text:s/>at<text:s/>the<text:s/>question<text:s/>due<text:s/>to<text:s/>several<text:s/>factors:<text:s/>the<text:s/>creation<text:s/>of<text:s/>the<text:s/>camps<text:s/>late<text:s/>in<text:s/>the<text:s/>war;<text:s/>the<text:s/>SS<text:s/>utilized<text:s/>many<text:s/>nationalities<text:s/>and<text:s/>races<text:s/>(Jews,<text:s/>POWs,<text:s/>foreign<text:s/>laborers,<text:s/>forced<text:s/>laborers,<text:s/>political<text:s/>prisoners,<text:s/>asocial<text:s/>foreigners<text:s/>and<text:s/>Germans,<text:s/>and<text:s/>concentration<text:s/>camp<text:s/>inmates);<text:s/>there<text:s/>was<text:s/>a<text:s/>distinct<text:s/>camp<text:s/>for<text:s/>men<text:s/>and<text:s/>women;<text:s/>and<text:s/>the<text:s/>camps’<text:s/>location<text:s/>in<text:s/>western<text:s/>Germany.</text:span></text:p>
      <text:p text:style-name="P9"><text:span text:style-name="T9_1">Plans<text:s/>for<text:s/>the<text:s/>underground<text:s/>production<text:s/>facilities<text:s/>at<text:s/>Porta<text:s/>Westfalica<text:s/>began<text:s/>in<text:s/>early<text:s/>1944,<text:s/>when<text:s/>the<text:s/>SS<text:s/>and<text:s/>German<text:s/>army<text:s/>faced<text:s/>major<text:s/>changes<text:s/>and<text:s/>likely<text:s/>outcomes<text:s/>for<text:s/>the<text:s/>war.<text:s/>Looking<text:s/>at<text:s/>Porta<text:s/>Westfalica<text:s/>provides<text:s/>a<text:s/>glimpse<text:s/>at<text:s/>the<text:s/>late<text:s/>war<text:s/>attitude<text:s/>of<text:s/>SS<text:s/>officials<text:s/>towards<text:s/>concentration<text:s/>camp<text:s/>inmates,<text:s/>and<text:s/>their<text:s/>relationship<text:s/>to<text:s/>economic<text:s/>goals<text:s/>and<text:s/>implementation<text:s/>of<text:s/>Nazi<text:s/>ideology<text:s/>with<text:s/>regards<text:s/>to<text:s/>inmates<text:s/>as<text:s/>laborers.<text:s/></text:span></text:p>
      <text:p text:style-name="P10"><text:span text:style-name="T10_1">Porta<text:s/>Westfalica<text:s/>was<text:s/>a<text:s/>melting<text:s/>pot<text:s/>of<text:s/>nationalities<text:s/>and<text:s/>prisoner<text:s/>types.<text:s/>Russian,<text:s/>French,<text:s/>Dutch,<text:s/>Polish,<text:s/>German,<text:s/>Jews,<text:s/>political<text:s/>prisoners,<text:s/>asocials<text:s/>and<text:s/>more<text:s/>were<text:s/>all<text:s/>forced<text:s/>to<text:s/>labor<text:s/>in<text:s/>the<text:s/>tunnels.<text:s/>While<text:s/>hierarchical<text:s/>organization<text:s/>existed<text:s/>among<text:s/>the<text:s/>prisoners,<text:s/>they<text:s/>were<text:s/>all<text:s/>abused<text:s/>for<text:s/>their<text:s/>labor.<text:s/>Aryan<text:s/>inmates<text:s/>had<text:s/>a<text:s/>higher<text:s/>death<text:s/>rate,<text:s/>arguing<text:s/>that<text:s/>the<text:s/>SS<text:s/>did<text:s/>not<text:s/>treat<text:s/>some<text:s/>prisoners<text:s/>better,<text:s/>but<text:s/>not<text:s/>necessarily<text:s/>that<text:s/>“Vernichtung<text:s/>durch<text:s/>Arbeit”<text:s/>applied<text:s/>to<text:s/>all<text:s/>inmates<text:s/>either.<text:s/>Chapters<text:s/>three<text:s/>and<text:s/>four<text:s/>will<text:s/>show<text:s/>that<text:s/>the<text:s/>main<text:s/>focus<text:s/>for<text:s/>the<text:s/>SS<text:s/>were<text:s/>production<text:s/>goals,<text:s/>and<text:s/>ideology<text:s/>and<text:s/>economic<text:s/>goals<text:s/>played<text:s/>only<text:s/>a<text:s/>background<text:s/>part.</text:span></text:p>
      <text:p text:style-name="P11"><text:span text:style-name="T11_1">A<text:s/>separate<text:s/>camp<text:s/>for<text:s/>men<text:s/>and<text:s/>women<text:s/>allow<text:s/>us<text:s/>to<text:s/>look<text:s/>at<text:s/>how<text:s/>the<text:s/>SS<text:s/>treated<text:s/>inmates<text:s/>differently<text:s/>by<text:s/>gender.<text:s/>Buggeln<text:s/>concluded<text:s/>that<text:s/>Jewish<text:s/>men<text:s/>were<text:s/>most<text:s/>likely<text:s/>to<text:s/>die<text:s/>in<text:s/>labor<text:s/>camps,<text:s/>and<text:s/>that<text:s/>women,<text:s/>regardless<text:s/>of<text:s/>the<text:s/>ethnicity,<text:s/>were<text:s/>more<text:s/>likely<text:s/>to<text:s/>live.<text:s/>Porta<text:s/>Westfalica<text:s/>provides<text:s/>a<text:s/>clear<text:s/>look<text:s/>at<text:s/>this<text:s/>thesis.</text:span></text:p>
      <text:p text:style-name="P12"><text:span text:style-name="T12_1">After<text:s/>the<text:s/>war,<text:s/>many<text:s/>Germans<text:s/>associated<text:s/>the<text:s/>Holocaust<text:s/>with<text:s/>extermination<text:s/>camps<text:s/>in<text:s/>the<text:s/>East.<text:s/>Porta<text:s/>Westfalica’s<text:s/>location<text:s/>shows<text:s/>that<text:s/>intentional<text:s/>annihilation<text:s/>occurred<text:s/>much<text:s/>farther<text:s/>west<text:s/>than<text:s/>many<text:s/>remembered,<text:s/>and<text:s/>stands<text:s/>as<text:s/>an<text:s/>example<text:s/>that<text:s/>the<text:s/>Holocaust<text:s/>happened<text:s/>all<text:s/>throughout<text:s/>Germany<text:s/>and<text:s/>occupied<text:s/>territories.</text:span></text:p>
      <text:p text:style-name="P13"><text:span text:style-name="T13_1"><text:s/>Methodologically,<text:s/>this<text:s/>dissertation<text:s/>takes<text:s/>a<text:s/>unique<text:s/>perspective<text:s/>in<text:s/>that<text:s/>I<text:s/>favor<text:s/>the<text:s/>reports<text:s/>and<text:s/>testimonies<text:s/>of<text:s/>the<text:s/>inmates<text:s/>over<text:s/>official<text:s/>government<text:s/>documentation.<text:s/>Most<text:s/>histories<text:s/>of<text:s/>forced<text:s/>labor<text:s/>and<text:s/>labor<text:s/>camps<text:s/>utilize<text:s/>official<text:s/>Nazi<text:s/>records<text:s/>to<text:s/>provide<text:s/>a<text:s/>top-down<text:s/>history<text:s/>of<text:s/>the<text:s/>policies<text:s/>and<text:s/>actions<text:s/>of<text:s/>the<text:s/>camps.<text:s/>This<text:s/>research<text:s/>relies<text:s/>mainly<text:s/>on<text:s/>survivor<text:s/>testimonies<text:s/>to<text:s/>create<text:s/>a<text:s/>history<text:s/>from<text:s/>the<text:s/>bottom<text:s/>up,<text:s/>putting<text:s/>the<text:s/>victims<text:s/>in<text:s/>the<text:s/>narrative<text:s/>driver’s<text:s/>seat.<text:s/>The<text:s/>main<text:s/>reason<text:s/>for<text:s/>this<text:s/>methodological<text:s/>decision<text:s/>is<text:s/>due<text:s/>to<text:s/>the<text:s/>scarce<text:s/>records<text:s/>from<text:s/>SS<text:s/>officials.<text:s/>As<text:s/>was<text:s/>policy<text:s/>when<text:s/>fleeing<text:s/>the<text:s/>Allied<text:s/>army,<text:s/>the<text:s/>SS<text:s/>officials<text:s/>destroyed<text:s/>all<text:s/>records<text:s/>before<text:s/>abandoning<text:s/>the<text:s/>camp.</text:span></text:p>
      <text:p text:style-name="P14"><text:bookmark-start text:name="Argument"/><text:span text:style-name="T14_1">Where</text:span><text:bookmark-end text:name="Argument"/><text:span text:style-name="T14_2"><text:s/>some<text:s/>historians<text:s/>argue<text:s/>how<text:s/>selectively<text:s/>the<text:s/>Nazi<text:s/>leadership<text:s/>applied<text:s/>the<text:s/>policy<text:s/>of<text:s/>“Vernichtung<text:s/>durch<text:s/>Arbeit”<text:s/>to<text:s/>labor<text:s/>camps,<text:s/>this<text:s/>dissertation<text:s/>presents<text:s/>a<text:s/>third<text:s/>hybrid.<text:s/>The<text:s/>camps<text:s/>at<text:s/>Porta<text:s/>Westfalica<text:s/>show<text:s/>that<text:s/>the<text:s/>SS<text:s/>were<text:s/>mainly<text:s/>interested<text:s/>in<text:s/>armaments<text:s/>production<text:s/>and<text:s/>less<text:s/>interested<text:s/>in<text:s/>who<text:s/>was<text:s/>doing<text:s/>the<text:s/>labor<text:s/>or<text:s/>what<text:s/>happened<text:s/>to<text:s/>the<text:s/>workers.<text:s/>Survivor<text:s/>accounts<text:s/>show<text:s/>a<text:s/>lack<text:s/>of<text:s/>interest<text:s/>in<text:s/>the<text:s/>inmates<text:s/>and<text:s/>a<text:s/>focus<text:s/>on<text:s/>completing<text:s/>the<text:s/>projects<text:s/>in<text:s/>order<text:s/>to<text:s/>increase<text:s/>armaments<text:s/>production.<text:s/>The<text:s/>mix<text:s/>of<text:s/>nationalities<text:s/>among<text:s/>the<text:s/>male<text:s/>inmates<text:s/>shows<text:s/>that<text:s/>the<text:s/>SS<text:s/>did<text:s/>not<text:s/>care<text:s/>who<text:s/>was<text:s/>doing<text:s/>the<text:s/>labor,<text:s/>they<text:s/>just<text:s/>wanted<text:s/>it<text:s/>done.<text:s/>The<text:s/>high<text:s/>death<text:s/>rate,<text:s/>terrible<text:s/>living<text:s/>conditions,<text:s/>and<text:s/>poor<text:s/>(non-existent)<text:s/>nutrition<text:s/>shows<text:s/>the<text:s/>SS<text:s/>did<text:s/>not<text:s/>care<text:s/>for<text:s/>the<text:s/>wellbeing<text:s/>of<text:s/>the<text:s/>inmates,<text:s/>whether<text:s/>Aryan,<text:s/>Jew,<text:s/>Soviet,<text:s/>French<text:s/>or<text:s/>other.<text:s/>I<text:s/>argue<text:s/>that<text:s/>at<text:s/>this<text:s/>point<text:s/>in<text:s/>the<text:s/>war,<text:s/>and<text:s/>because<text:s/>of<text:s/>the<text:s/>circumstances<text:s/>they<text:s/>were<text:s/>in,<text:s/>the<text:s/>SS<text:s/>were<text:s/>only<text:s/>interested<text:s/>in<text:s/>armaments<text:s/>productivity.<text:s/>SS<text:s/>ideology<text:s/>and<text:s/>economic<text:s/>goals<text:s/>changed<text:s/>and<text:s/>fluctuated<text:s/>in<text:s/>importance<text:s/>throughout<text:s/>the<text:s/>war,<text:s/>and<text:s/>this<text:s/>account<text:s/>of<text:s/>Porta<text:s/>Westfalica<text:s/>will<text:s/>show<text:s/>that<text:s/>during<text:s/>the<text:s/>last<text:s/>months<text:s/>of<text:s/>the<text:s/>war,<text:s/>the<text:s/>SS<text:s/>entered<text:s/>a<text:s/>phase<text:s/>of<text:s/>decision<text:s/>making<text:s/>driven<text:s/>by<text:s/>circumstances<text:s/>and<text:s/>a<text:s/>need<text:s/>to<text:s/>survive.<text:s/>Ideology<text:s/>played<text:s/>a<text:s/>minor<text:s/>role<text:s/>in<text:s/>decisions<text:s/>at<text:s/>Porta<text:s/>Westfalica<text:s/>as<text:s/>the<text:s/>SS<text:s/>drove<text:s/>all<text:s/>prisoners,<text:s/>regardless<text:s/>of<text:s/>race,<text:s/>to<text:s/>exhaustion<text:s/>and<text:s/>death<text:s/>in<text:s/>order<text:s/>to<text:s/>produce<text:s/>materials<text:s/>desperately<text:s/>needed<text:s/>for<text:s/>the<text:s/>war.</text:span></text:p>
      <text:p text:style-name="P15"><text:bookmark-start text:name="Chapter_Summaries"/><text:span text:style-name="T15_1">Chapter</text:span><text:bookmark-end text:name="Chapter_Summaries"/><text:span text:style-name="T15_2"><text:s/>Summaries</text:span></text:p>
      <text:p text:style-name="P16"><text:bookmark-start text:name="summaries"/><text:span text:style-name="T16_1">Chapter</text:span><text:bookmark-end text:name="summaries"/><text:span text:style-name="T16_2"><text:s/>one<text:s/>provides<text:s/>context<text:s/>for<text:s/>the<text:s/>Porta<text:s/>labor<text:s/>camps<text:s/>and<text:s/>underground<text:s/>projects<text:s/>through<text:s/>a<text:s/>general<text:s/>summary<text:s/>of<text:s/>the<text:s/>changing<text:s/>purpose<text:s/>of<text:s/>concentration<text:s/>camps<text:s/>throughout<text:s/>World<text:s/>War<text:s/>II,<text:s/>the<text:s/>importance<text:s/>for<text:s/>the<text:s/>SS<text:s/>to<text:s/>control<text:s/>the<text:s/>labor<text:s/>force<text:s/>for<text:s/>their<text:s/>economic<text:s/>and<text:s/>military<text:s/>goals,<text:s/>and<text:s/>the<text:s/>contention<text:s/>between<text:s/>their<text:s/>ideology<text:s/>and<text:s/>their<text:s/>pragmatic<text:s/>need<text:s/>to<text:s/>get<text:s/>things<text:s/>done.<text:s/>Chapter<text:s/>two<text:s/>includes<text:s/>a<text:s/>detailed<text:s/>description<text:s/>of<text:s/>the<text:s/>technical<text:s/>aspects<text:s/>of<text:s/>the<text:s/>underground<text:s/>projects<text:s/>at<text:s/>Porta<text:s/>Westfalica,<text:s/>and<text:s/>puts<text:s/>this<text:s/>project<text:s/>into<text:s/>context<text:s/>with<text:s/>other<text:s/>such<text:s/>projects<text:s/>conducted<text:s/>throughout<text:s/>Germany<text:s/>and<text:s/>occupied<text:s/>territories.<text:s/>Chapter<text:s/>three<text:s/>relates<text:s/>the<text:s/>experiences<text:s/>of<text:s/>male<text:s/>inmates<text:s/>showing<text:s/>their<text:s/>integral<text:s/>role<text:s/>in<text:s/>the<text:s/>construction<text:s/>of<text:s/>the<text:s/>underground<text:s/>space<text:s/>and<text:s/>assembly<text:s/>of<text:s/>machinery,<text:s/>yet<text:s/>the<text:s/>SS<text:s/>treated<text:s/>the<text:s/>men<text:s/>as<text:s/>expendable<text:s/>tools,<text:s/>easily<text:s/>replaced<text:s/>if<text:s/>broken.<text:s/>This<text:s/>section<text:s/>also<text:s/>highlights<text:s/>the<text:s/>racial,<text:s/>ethnical,<text:s/>and<text:s/>national<text:s/>divisions<text:s/>that<text:s/>existed<text:s/>in<text:s/>the<text:s/>camp.<text:s/>Chapter<text:s/>four<text:s/>relates<text:s/>the<text:s/>experiences<text:s/>of<text:s/>women<text:s/>inmates,<text:s/>most<text:s/>of<text:s/>whom<text:s/>were<text:s/>Jewish,<text:s/>to<text:s/>show<text:s/>how<text:s/>they<text:s/>escaped<text:s/>the<text:s/>gas<text:s/>chambers<text:s/>of<text:s/>extermination<text:s/>camps<text:s/>because<text:s/>of<text:s/>their<text:s/>technical<text:s/>skill<text:s/>and<text:s/>economic<text:s/>value<text:s/>as<text:s/>laborers.<text:s/>The<text:s/>brutal<text:s/>treatment<text:s/>of<text:s/>women<text:s/>inmates<text:s/>during<text:s/>forced<text:s/>marches<text:s/>to<text:s/>Porta<text:s/>Westfalica<text:s/>and<text:s/>to<text:s/>other<text:s/>camps,<text:s/>and<text:s/>the<text:s/>mass<text:s/>execution<text:s/>of<text:s/>many<text:s/>women<text:s/>as<text:s/>the<text:s/>Allies<text:s/>approached<text:s/>in<text:s/>April<text:s/>1945<text:s/>underscore<text:s/>the<text:s/>SS<text:s/>desire<text:s/>to<text:s/>harness<text:s/>the<text:s/>labor<text:s/>of<text:s/>the<text:s/>women,<text:s/>but<text:s/>reveals<text:s/>the<text:s/>underlying<text:s/>ideology<text:s/>that<text:s/>these<text:s/>lives<text:s/>were<text:s/>completely<text:s/>disposable.<text:s/>Chapter<text:s/>five<text:s/>relates<text:s/>the<text:s/>liberation<text:s/>of<text:s/>the<text:s/>camps<text:s/>by<text:s/>British<text:s/>and<text:s/>American<text:s/>forces<text:s/>and<text:s/>touches<text:s/>on<text:s/>the<text:s/>post-war<text:s/>history<text:s/>of<text:s/>Porta<text:s/>Westfalica,<text:s/>briefly<text:s/>discussing<text:s/>the<text:s/>way<text:s/>in<text:s/>which<text:s/>the<text:s/>local<text:s/>citizens<text:s/>in<text:s/>the<text:s/>present<text:s/>have<text:s/>dealt<text:s/>with<text:s/>the<text:s/>past.<text:s/>Finally,<text:s/>a<text:s/>concluding<text:s/>chapter<text:s/>summaries<text:s/>the<text:s/>findings<text:s/>and<text:s/>presents<text:s/>further<text:s/>research<text:s/>ideas<text:s/>that<text:s/>were<text:s/>not<text:s/>examined<text:s/>fully<text:s/>in<text:s/>this<text:s/>research<text:s/>project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3.175cm" fo:padding-bottom="0cm" fo:margin-bottom="3.175cm" fo:padding-left="0cm" fo:margin-left="3.81cm" fo:padding-right="0cm" fo:margin-right="2.54cm"/>
      <style:footer-style>
        <style:header-footer-properties fo:min-height="1.905cm" style:dynamic-spacing="true"/>
      </style:footer-style>
    </style:page-layout>
    <style:style style:name="P1" style:family="paragraph" style:parent-style-name="Normal" style:master-page-name="Standard">
      <style:paragraph-properties fo:text-align="center"/>
    </style:style>
    <style:style style:name="T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Forced Labor Camps at Porta Westfalica</dc:title>
    <meta:initial-creator>Ammon Shepherd</meta:initial-creator>
    <meta:creation-date>2016-08-18T15:16:43</meta:creation-date>
    <dc:creator/>
    <dc:date>2016-08-18T15:16:43</dc:date>
    <meta:editing-cycles>0</meta:editing-cycles>
    <meta:document-statistic meta:page-count="7" meta:paragraph-count="0" meta:row-count="0" meta:word-count="0" meta:character-count="0" meta:non-whitespace-character-count="0"/>
  </office:meta>
</office:document-meta>
</file>